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ServerListener.setListenerId( lo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Server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CacheServerListener.handlePut( ICacheElement c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ServerListener.ge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ServerListener.RemoteCacheServerListener( IRemoteCacheAttributes irc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ServerListener.handleRemove( String cacheName ,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ServerListener.getRemot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Server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ServerListener.getInstance( IRemoteCacheAttributes irc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ServerListener.getCache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